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6.082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1.377cm"/>
    </style:style>
    <style:style style:name="co5" style:family="table-column">
      <style:table-column-properties fo:break-before="auto" style:column-width="1.815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4.064cm"/>
    </style:style>
    <style:style style:name="co9" style:family="table-column">
      <style:table-column-properties fo:break-before="auto" style:column-width="4.764cm"/>
    </style:style>
    <style:style style:name="ro1" style:family="table-row">
      <style:table-row-properties style:row-height="1.2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1.5pt solid #000000" fo:padding="0.035cm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wrap-option="wrap" fo:border-left="1.5pt solid #000000" fo:padding="0.035cm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fo:border="none" fo:padding="0.035cm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fo:border="0.74pt solid #000000" fo:padding="0.035cm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 style:data-style-name="N37">
      <style:table-cell-properties style:text-align-source="fix" style:repeat-content="false" fo:wrap-option="wrap" fo:border="0.74pt solid #000000" fo:padding="0.035cm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padding="0.035cm" fo:border-right="1.5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37">
      <style:table-cell-properties fo:border-bottom="0.74pt solid #000000" style:text-align-source="fix" style:repeat-content="false" fo:wrap-option="wrap" fo:border-left="0.74pt solid #000000" fo:padding="0.035cm" fo:border-right="1.5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7"/>
        <table:table-column table:style-name="co7" table:default-cell-style-name="ce3"/>
        <table:table-column table:style-name="co8" table:default-cell-style-name="ce3"/>
        <table:table-column table:style-name="co9" table:number-columns-repeated="1014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-story</text:p>
          </table:table-cell>
          <table:table-cell table:style-name="ce1" office:value-type="string" calcext:value-type="string" table:number-columns-spanned="3" table:number-rows-spanned="1">
            <text:p>Niveau de <text:s/>Difficulté</text:p>
          </table:table-cell>
          <table:covered-table-cell table:number-columns-repeated="2" table:style-name="ce1"/>
          <table:table-cell table:style-name="ce5" office:value-type="string" calcext:value-type="string">
            <text:p>ToDo</text:p>
          </table:table-cell>
          <table:table-cell table:style-name="ce8" office:value-type="string" calcext:value-type="string">
            <text:p>Doing</text:p>
          </table:table-cell>
          <table:table-cell table:style-name="ce10" office:value-type="string" calcext:value-type="string">
            <text:p>Done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Release 0,1,0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" office:value-type="string" calcext:value-type="string" table:number-columns-spanned="1" table:number-rows-spanned="2">
            <text:p>Sauvegarder</text:p>
          </table:table-cell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1" office:value-type="string" calcext:value-type="string">
            <text:p>#1 Classe Point</text:p>
          </table:table-cell>
          <table:table-cell table:style-name="ce4" office:value-type="string" calcext:value-type="string">
            <text:p>15min</text:p>
          </table:table-cell>
          <table:table-cell table:style-name="ce6"/>
          <table:table-cell table:style-name="ce9"/>
          <table:table-cell table:style-name="ce11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2">
            <text:p>N°6</text:p>
          </table:table-cell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lasse FileRep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 table:number-columns-spanned="1" table:number-rows-spanned="4">
            <text:p>Lecture vidéo</text:p>
          </table:table-cell>
          <table:table-cell table:style-name="ce1" office:value-type="float" office:value="28" calcext:value-type="float" table:number-columns-spanned="1" table:number-rows-spanned="4">
            <text:p>28</text:p>
          </table:table-cell>
          <table:table-cell table:style-name="ce1" office:value-type="string" calcext:value-type="string">
            <text:p>#1 Créer le menu</text:p>
          </table:table-cell>
          <table:table-cell table:style-name="ce1" office:value-type="string" calcext:value-type="string">
            <text:p>10m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4">
            <text:p>N°1</text:p>
          </table:table-cell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réer une méthode pour importer une vidé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3 Créer une méthode pour lire la vidé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4 Faire le lien avec le Controller et la vue</text:p>
          </table:table-cell>
          <table:table-cell table:style-name="ce1" office:value-type="string" calcext:value-type="string">
            <text:p>5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cture vidéo image/im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#1 Créer une méthode pour avancer d’une image</text:p>
          </table:table-cell>
          <table:table-cell table:style-name="ce1" office:value-type="string" calcext:value-type="string">
            <text:p>15m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>
            <text:p><text:span text:style-name="T1">N°</text:span>2</text:p>
          </table:table-cell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1" office:value-type="string" calcext:value-type="string" table:number-columns-spanned="1" table:number-rows-spanned="2">
            <text:p>Afficher les graphiques de vitesses et de position</text:p>
          </table:table-cell>
          <table:table-cell table:style-name="ce1" table:number-columns-spanned="1" table:number-rows-spanned="2"/>
          <table:table-cell table:style-name="ce1" office:value-type="string" calcext:value-type="string">
            <text:p>#1 Créer une classe Graph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 table:number-columns-spanned="1" table:number-rows-spanned="2">
            <text:p>N°8</text:p>
          </table:table-cell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2# Créer une méthode pour construire un graph à partir d’un tableau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er des raccourcis au sous menus</text:p>
          </table:table-cell>
          <table:table-cell table:style-name="ce1"/>
          <table:table-cell table:style-name="ce1" office:value-type="string" calcext:value-type="string">
            <text:p>#1 Lier les raccourcis clavier au sous-menus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>
            <text:p><text:span text:style-name="T1">N°</text:span>1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ecture inversée image/imag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#1 Créer une méthode pour revenir une image en arrière</text:p>
          </table:table-cell>
          <table:table-cell table:style-name="ce1" office:value-type="string" calcext:value-type="string">
            <text:p>1h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>
            <text:p>N°3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" office:value-type="string" calcext:value-type="string" table:number-columns-spanned="1" table:number-rows-spanned="3">
            <text:p>Se déplacer sur la vidéo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" office:value-type="string" calcext:value-type="string">
            <text:p>#1 Créer un bouton et une méthode pour revenir au début de la vidéo</text:p>
          </table:table-cell>
          <table:table-cell table:style-name="ce1" office:value-type="string" calcext:value-type="string">
            <text:p>30min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 table:number-columns-spanned="1" table:number-rows-spanned="3">
            <text:p>N°9</text:p>
          </table:table-cell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réer un bouton et une méthode pour aller à la fin de la vidéo</text:p>
          </table:table-cell>
          <table:table-cell table:style-name="ce1" office:value-type="string" calcext:value-type="string">
            <text:p>30min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3 Créer une échelle pour se déplacer sur la vidéo</text:p>
          </table:table-cell>
          <table:table-cell table:style-name="ce1" office:value-type="string" calcext:value-type="string">
            <text:p>1h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jouter un repère sur la vidéo</text:p>
          </table:table-cell>
          <table:table-cell table:style-name="ce1"/>
          <table:table-cell table:style-name="ce1" office:value-type="string" calcext:value-type="string">
            <text:p>#1 Créer un bouton et une méthode pour ajouter un repère sur la vidéo</text:p>
          </table:table-cell>
          <table:table-cell table:style-name="ce1" office:value-type="string" calcext:value-type="string">
            <text:p>?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>
            <text:p>N°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9" calcext:value-type="float" table:number-columns-spanned="1" table:number-rows-spanned="2">
            <text:p>9</text:p>
          </table:table-cell>
          <table:table-cell table:style-name="ce1" office:value-type="string" calcext:value-type="string" table:number-columns-spanned="1" table:number-rows-spanned="2">
            <text:p>Pointer sur chaque image de la vidéo</text:p>
          </table:table-cell>
          <table:table-cell table:style-name="ce1" table:number-columns-spanned="1" table:number-rows-spanned="2"/>
          <table:table-cell table:style-name="ce1" office:value-type="string" calcext:value-type="string">
            <text:p>1# Créer une classe Pointer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 table:number-columns-spanned="1" table:number-rows-spanned="2">
            <text:p>N°5</text:p>
          </table:table-cell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réer une méthode pour enregistrer les points dans un tableau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voir un tableau des positions</text:p>
          </table:table-cell>
          <table:table-cell table:style-name="ce1"/>
          <table:table-cell table:style-name="ce1" office:value-type="string" calcext:value-type="string">
            <text:p>#1 Créer une classe tableau pour afficher un tableau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>
            <text:p>N°7</text:p>
          </table:table-cell>
          <table:table-cell table:style-name="ce1"/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22:03:08.061595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4:47:28.510454223</meta:creation-date>
    <dc:date>2022-04-22T23:06:53.432059761</dc:date>
    <meta:editing-duration>PT49M24S</meta:editing-duration>
    <meta:editing-cycles>6</meta:editing-cycles>
    <meta:generator>LibreOffice/6.4.7.2$Linux_X86_64 LibreOffice_project/40$Build-2</meta:generator>
    <meta:document-statistic meta:table-count="1" meta:cell-count="98" meta:object-count="0"/>
  </office:meta>
</office:document-meta>
</file>